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F4000084B40000586EC22FC97B.svm"/>
  <manifest:file-entry manifest:media-type="" manifest:full-path="Pictures/2000002C00006A3300002D9050921A2F.svm"/>
  <manifest:file-entry manifest:media-type="image/png" manifest:full-path="Pictures/1000000000000320000002585C39BAEF.png"/>
  <manifest:file-entry manifest:media-type="" manifest:full-path="Pictures/200001E2000084B40000586E9A6A8853.svm"/>
  <manifest:file-entry manifest:media-type="" manifest:full-path="Pictures/2000014E000084B400003CB051266D6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fill-color="#ffffff" draw:auto-grow-height="true" fo:min-height="2.843cm"/>
    </style:style>
    <style:style style:name="pr2" style:family="presentation" style:parent-style-name="lyt-blackandwhite-outline1">
      <style:graphic-properties fo:min-height="13.141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outline1">
      <style:graphic-properties fo:min-height="11.789cm"/>
    </style:style>
    <style:style style:name="pr8" style:family="presentation" style:parent-style-name="lyt-blackandwhite-outline1">
      <style:graphic-properties fo:min-height="12.165cm"/>
    </style:style>
    <style:style style:name="pr9" style:family="presentation" style:parent-style-name="lyt-blackandwhite-outline1">
      <style:graphic-properties fo:min-height="13.153cm"/>
    </style:style>
    <style:style style:name="pr10" style:family="presentation" style:parent-style-name="lyt-blackandwhite-outline1">
      <style:graphic-properties fo:min-height="19.517cm"/>
    </style:style>
    <style:style style:name="pr11" style:family="presentation" style:parent-style-name="lyt-blackandwhite-outline1">
      <style:graphic-properties fo:min-height="8.89cm"/>
    </style:style>
    <style:style style:name="pr12" style:family="presentation" style:parent-style-name="lyt-blackandwhite-outline1">
      <style:graphic-properties fo:min-height="11.301cm"/>
    </style:style>
    <style:style style:name="pr13" style:family="presentation" style:parent-style-name="lyt-blackandwhite-outline1">
      <style:graphic-properties fo:min-height="13.25cm"/>
    </style:style>
    <style:style style:name="pr14" style:family="presentation" style:parent-style-name="lyt-blackandwhite-title">
      <style:graphic-properties draw:auto-grow-height="true" fo:min-height="2.843cm"/>
    </style:style>
    <style:style style:name="pr15" style:family="presentation" style:parent-style-name="lyt-blackandwhite-outline1">
      <style:graphic-properties fo:min-height="19.079cm"/>
    </style:style>
    <style:style style:name="P1" style:family="paragraph">
      <style:paragraph-properties style:text-autospace="none"/>
      <style:text-properties fo:color="#801900" fo:font-family="'Times New Roman'" style:font-family-generic="roman" style:font-pitch="variable" fo:font-size="40pt" style:letter-kerning="true" style:font-family-asian="Corbel" style:font-family-generic-asian="swiss" style:font-size-asian="40pt" style:font-family-complex="Corbel" style:font-family-generic-complex="swiss" style:font-size-complex="22.7000007629395pt"/>
    </style:style>
    <style:style style:name="P2" style:family="paragraph">
      <style:paragraph-properties fo:margin-left="0cm" fo:margin-right="0cm" fo:text-indent="0cm" style:text-autospace="none"/>
      <style:text-properties fo:color="#801900" fo:font-family="'Times New Roman'" style:font-family-generic="roman" style:font-pitch="variable" fo:font-size="40pt" style:letter-kerning="true" style:font-family-asian="Corbel" style:font-family-generic-asian="swiss" style:font-size-asian="40pt" style:font-family-complex="Corbel" style:font-family-generic-complex="swiss" style:font-size-complex="22.7000007629395pt"/>
    </style:style>
    <style:style style:name="P3" style:family="paragraph">
      <style:paragraph-properties style:text-autospace="none"/>
      <style:text-properties fo:color="#1c1c1c" fo:font-family="'Times New Roman'" style:font-family-generic="roman" style:font-pitch="variable" fo:font-size="20pt" fo:font-weight="bold" style:letter-kerning="true" style:font-family-asian="Corbel" style:font-family-generic-asian="swiss" style:font-size-asian="20pt" style:font-weight-asian="bold" style:font-family-complex="Corbel" style:font-family-generic-complex="swiss" style:font-size-complex="11.3999996185303pt" style:font-weight-complex="bold"/>
    </style:style>
    <style:style style:name="P4" style:family="paragraph">
      <style:paragraph-properties style:text-autospace="none"/>
      <style:text-properties fo:color="#1c1c1c" fo:font-family="'Times New Roman'" style:font-family-generic="roman" style:font-pitch="variable" fo:font-size="20pt" style:letter-kerning="true" style:font-family-asian="Corbel" style:font-family-generic-asian="swiss" style:font-size-asian="20pt" style:font-family-complex="Corbel" style:font-family-generic-complex="swiss" style:font-size-complex="11.3999996185303pt"/>
    </style:style>
    <style:style style:name="P5" style:family="paragraph">
      <style:paragraph-properties style:text-autospace="none"/>
      <style:text-properties fo:color="#ffffff" fo:font-family="'Times New Roman'" style:font-family-generic="roman" style:font-pitch="variable" fo:font-size="17pt" fo:font-weight="bold" style:letter-kerning="true" style:font-family-asian="Corbel" style:font-family-generic-asian="swiss" style:font-size-asian="17pt" style:font-weight-asian="bold" style:font-family-complex="Corbel" style:font-family-generic-complex="swiss" style:font-size-complex="9.69999980926514pt" style:font-weight-complex="bold"/>
    </style:style>
    <style:style style:name="P6" style:family="paragraph">
      <style:paragraph-properties style:text-autospace="none"/>
      <style:text-properties fo:color="#ffffff" fo:font-family="'Times New Roman'" style:font-family-generic="roman" style:font-pitch="variable" fo:font-size="17pt" style:letter-kerning="true" style:font-family-asian="Corbel" style:font-family-generic-asian="swiss" style:font-size-asian="17pt" style:font-family-complex="Corbel" style:font-family-generic-complex="swiss" style:font-size-complex="9.69999980926514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text-properties fo:color="#801900" fo:font-family="'Times New Roman'" style:font-family-generic="roman" style:font-pitch="variable"/>
    </style:style>
    <style:style style:name="P9" style:family="paragraph">
      <style:paragraph-properties style:text-autospace="none"/>
      <style:text-properties fo:color="#1c1c1c" fo:font-family="'Times New Roman'" style:font-family-generic="roman" style:font-pitch="variable" fo:font-size="22pt" fo:font-weight="bold" style:letter-kerning="true" style:font-family-asian="Corbel" style:font-family-generic-asian="swiss" style:font-size-asian="22pt" style:font-weight-asian="bold" style:font-family-complex="Corbel" style:font-family-generic-complex="swiss" style:font-size-complex="12.5pt" style:font-weight-complex="bold"/>
    </style:style>
    <style:style style:name="P10" style:family="paragraph">
      <style:paragraph-properties style:text-autospace="none"/>
      <style:text-properties fo:color="#1c1c1c" fo:font-family="'Times New Roman'" style:font-family-generic="roman" style:font-pitch="variable" fo:font-size="22pt" style:letter-kerning="true" style:font-family-asian="Corbel" style:font-family-generic-asian="swiss" style:font-size-asian="22pt" style:font-family-complex="Corbel" style:font-family-generic-complex="swiss" style:font-size-complex="12.5pt"/>
    </style:style>
    <style:style style:name="P11" style:family="paragraph">
      <style:paragraph-properties style:text-autospace="none"/>
      <style:text-properties fo:color="#ffffff" fo:font-family="'Times New Roman'" style:font-family-generic="roman" style:font-pitch="variable" fo:font-weight="bold" style:letter-kerning="true" style:font-family-asian="Corbel" style:font-family-generic-asian="swiss" style:font-weight-asian="bold" style:font-family-complex="Corbel" style:font-family-generic-complex="swiss" style:font-weight-complex="bold"/>
    </style:style>
    <style:style style:name="P12" style:family="paragraph">
      <style:paragraph-properties style:text-autospace="none"/>
      <style:text-properties fo:color="#ffffff" fo:font-family="'Times New Roman'" style:font-family-generic="roman" style:font-pitch="variable" style:letter-kerning="true" style:font-family-asian="Corbel" style:font-family-generic-asian="swiss" style:font-family-complex="Corbel" style:font-family-generic-complex="swiss"/>
    </style:style>
    <style:style style:name="P13" style:family="paragraph">
      <style:paragraph-properties fo:margin-left="0.508cm" fo:margin-right="0cm" fo:text-indent="-0.508cm" style:text-autospace="none"/>
      <style:text-properties fo:color="#1c1c1c" fo:font-size="22pt" style:letter-kerning="true" style:font-size-asian="22pt" style:font-size-complex="12.5pt"/>
    </style:style>
    <style:style style:name="P14" style:family="paragraph">
      <style:paragraph-properties style:text-autospace="none"/>
      <style:text-properties fo:color="#1c1c1c" fo:font-family="'Times New Roman'" style:font-family-generic="roman" fo:font-size="22pt" style:letter-kerning="true" style:font-size-asian="22pt" style:font-size-complex="12.5pt"/>
    </style:style>
    <style:style style:name="P15" style:family="paragraph">
      <style:paragraph-properties style:text-autospace="none"/>
      <style:text-properties fo:color="#ffffff" fo:font-family="'Times New Roman'" style:font-family-generic="roman" fo:font-weight="bold" style:letter-kerning="true" style:font-weight-asian="bold" style:font-weight-complex="bold"/>
    </style:style>
    <style:style style:name="P16" style:family="paragraph">
      <style:paragraph-properties style:text-autospace="none"/>
      <style:text-properties fo:color="#ffffff" fo:font-family="'Times New Roman'" style:font-family-generic="roman" style:letter-kerning="true"/>
    </style:style>
    <style:style style:name="P17" style:family="paragraph">
      <style:text-properties fo:color="#801900" fo:font-family="'Times New Roman'" style:font-family-generic="roman" style:font-pitch="variable" fo:font-size="40pt" style:font-size-asian="40pt" style:font-size-complex="40pt"/>
    </style:style>
    <style:style style:name="P18" style:family="paragraph">
      <style:paragraph-properties style:text-autospace="none"/>
      <style:text-properties fo:color="#1c1c1c" fo:font-family="'Times New Roman'" style:font-family-generic="roman" fo:font-size="22pt" fo:font-weight="bold" style:letter-kerning="true" style:font-size-asian="22pt" style:font-weight-asian="bold" style:font-size-complex="12.5pt" style:font-weight-complex="bold"/>
    </style:style>
    <style:style style:name="P19" style:family="paragraph">
      <style:paragraph-properties style:text-autospace="none"/>
      <style:text-properties fo:color="#ffffff" fo:font-family="'Times New Roman'" style:font-family-generic="roman" fo:font-size="22pt" fo:font-weight="bold" style:letter-kerning="true" style:font-size-asian="22pt" style:font-weight-asian="bold" style:font-size-complex="12.5pt" style:font-weight-complex="bold"/>
    </style:style>
    <style:style style:name="P20" style:family="paragraph">
      <style:paragraph-properties style:text-autospace="none"/>
      <style:text-properties fo:color="#1c1c1c" fo:font-family="'Times New Roman'" style:font-family-generic="roman" style:font-pitch="variable" fo:font-size="22pt" fo:font-weight="bold" style:letter-kerning="true" style:font-size-asian="22pt" style:font-weight-asian="bold" style:font-size-complex="12.5pt" style:font-weight-complex="bold"/>
    </style:style>
    <style:style style:name="P21" style:family="paragraph">
      <style:paragraph-properties style:text-autospace="none"/>
      <style:text-properties fo:color="#ffffff" fo:font-family="'Times New Roman'" style:font-family-generic="roman" fo:font-size="22pt" fo:font-weight="bold" style:letter-kerning="true" style:font-size-asian="22pt" style:font-weight-asian="bold" style:font-size-complex="22pt" style:font-weight-complex="bold"/>
    </style:style>
    <style:style style:name="P22" style:family="paragraph">
      <style:paragraph-properties style:text-autospace="none"/>
      <style:text-properties fo:color="#1c1c1c" fo:font-family="'Times New Roman'" style:font-family-generic="roman" fo:font-weight="bold" style:letter-kerning="true" style:font-weight-asian="bold" style:font-weight-complex="bold"/>
    </style:style>
    <style:style style:name="P23" style:family="paragraph">
      <style:paragraph-properties style:text-autospace="none"/>
      <style:text-properties fo:color="#ffffff" fo:font-family="'Times New Roman'" style:font-family-generic="roman" style:font-pitch="variable" fo:font-size="22pt" fo:font-weight="bold" style:letter-kerning="true" style:font-family-asian="Corbel" style:font-family-generic-asian="swiss" style:font-size-asian="22pt" style:font-weight-asian="bold" style:font-family-complex="Corbel" style:font-family-generic-complex="swiss" style:font-size-complex="12.5pt" style:font-weight-complex="bold"/>
    </style:style>
    <style:style style:name="P24" style:family="paragraph">
      <style:paragraph-properties fo:margin-left="0.635cm" fo:margin-right="0cm" fo:text-indent="0cm" style:text-autospace="none"/>
      <style:text-properties fo:color="#ffffff" fo:font-family="'Times New Roman'" style:font-family-generic="roman" style:font-pitch="variable" fo:font-size="20pt" fo:font-weight="bold" style:letter-kerning="true" style:font-family-asian="Corbel" style:font-family-generic-asian="swiss" style:font-size-asian="20pt" style:font-weight-asian="bold" style:font-family-complex="Corbel" style:font-family-generic-complex="swiss" style:font-size-complex="11.3999996185303pt" style:font-weight-complex="bold"/>
    </style:style>
    <style:style style:name="P25" style:family="paragraph">
      <style:paragraph-properties fo:margin-left="0.635cm" fo:margin-right="0cm" fo:text-indent="0cm" style:text-autospace="none"/>
      <style:text-properties fo:color="#ffffff" fo:font-family="'Times New Roman'" style:font-family-generic="roman" style:font-pitch="variable" fo:font-size="20pt" style:letter-kerning="true" style:font-family-asian="Corbel" style:font-family-generic-asian="swiss" style:font-size-asian="20pt" style:font-family-complex="Corbel" style:font-family-generic-complex="swiss" style:font-size-complex="11.3999996185303pt"/>
    </style:style>
    <style:style style:name="P26" style:family="paragraph">
      <style:paragraph-properties fo:text-align="center"/>
      <style:text-properties fo:color="#1c1c1c" fo:font-family="'Times New Roman'" style:font-family-generic="roman" style:font-pitch="variable"/>
    </style:style>
    <style:style style:name="P27" style:family="paragraph">
      <style:text-properties fo:color="#801900" fo:font-family="'Times New Roman'" style:font-family-generic="roman" style:font-pitch="variable" fo:font-weight="normal" style:font-weight-asian="normal" style:font-weight-complex="normal"/>
    </style:style>
    <style:style style:name="P28" style:family="paragraph">
      <style:paragraph-properties style:text-autospace="none"/>
      <style:text-properties fo:color="#ffffff" fo:font-family="'Times New Roman'" style:font-family-generic="roman" fo:font-size="22pt" style:letter-kerning="true" style:font-size-asian="22pt" style:font-size-complex="22pt"/>
    </style:style>
    <style:style style:name="P29" style:family="paragraph">
      <style:paragraph-properties style:text-autospace="none"/>
      <style:text-properties fo:color="#801900" fo:font-family="'Times New Roman'" style:font-family-generic="roman" fo:font-size="22pt" fo:font-weight="bold" style:letter-kerning="true" style:font-size-asian="22pt" style:font-weight-asian="bold" style:font-size-complex="12.5pt" style:font-weight-complex="bold"/>
    </style:style>
    <style:style style:name="P30" style:family="paragraph">
      <style:paragraph-properties style:text-autospace="none"/>
      <style:text-properties fo:color="#801900" fo:font-family="'Times New Roman'" style:font-family-generic="roman" fo:font-size="22pt" style:letter-kerning="true" style:font-size-asian="22pt" style:font-size-complex="12.5pt"/>
    </style:style>
    <style:style style:name="P31" style:family="paragraph">
      <style:paragraph-properties style:text-autospace="none"/>
      <style:text-properties fo:color="#1c1c1c" fo:font-family="'Times New Roman'" style:font-family-generic="roman" fo:font-size="19pt" fo:font-weight="bold" style:letter-kerning="true" style:font-size-asian="22pt" style:font-weight-asian="bold" style:font-size-complex="12.5pt" style:font-weight-complex="bold"/>
    </style:style>
    <style:style style:name="P32" style:family="paragraph">
      <style:paragraph-properties style:text-autospace="none"/>
      <style:text-properties fo:color="#1c1c1c" fo:font-family="'Times New Roman'" style:font-family-generic="roman" fo:font-size="19pt" style:letter-kerning="true" style:font-size-asian="22pt" style:font-size-complex="12.5pt"/>
    </style:style>
    <style:style style:name="P33" style:family="paragraph">
      <style:paragraph-properties style:text-autospace="none"/>
      <style:text-properties fo:color="#1c1c1c" fo:font-family="'Times New Roman'" style:font-family-generic="roman" fo:font-size="22pt" fo:font-weight="bold" style:letter-kerning="true" style:font-size-asian="22pt" style:font-weight-asian="bold" style:font-size-complex="22pt" style:font-weight-complex="bold"/>
    </style:style>
    <style:style style:name="P34" style:family="paragraph">
      <style:paragraph-properties style:text-autospace="none"/>
      <style:text-properties fo:color="#111111" fo:font-family="'Times New Roman'" style:font-family-generic="roman" style:font-pitch="variable" fo:font-size="22pt" style:letter-kerning="true" style:font-family-asian="Corbel" style:font-family-generic-asian="swiss" style:font-size-asian="22pt" style:font-family-complex="Corbel" style:font-family-generic-complex="swiss" style:font-size-complex="12.5pt"/>
    </style:style>
    <style:style style:name="P35" style:family="paragraph">
      <style:paragraph-properties style:text-autospace="none"/>
      <style:text-properties fo:color="#111111" fo:font-family="'Times New Roman'" style:font-family-generic="roman" style:font-pitch="variable" fo:font-size="17pt" fo:font-weight="bold" style:letter-kerning="true" style:font-weight-asian="bold" style:font-weight-complex="bold"/>
    </style:style>
    <style:style style:name="P36" style:family="paragraph">
      <style:paragraph-properties style:text-autospace="none"/>
      <style:text-properties fo:color="#111111" fo:font-family="'Times New Roman'" style:font-family-generic="roman" style:font-pitch="variable" fo:font-size="17pt" style:letter-kerning="true"/>
    </style:style>
    <style:style style:name="P37" style:family="paragraph">
      <style:text-properties fo:color="#111111" fo:font-family="'Times New Roman'" style:font-family-generic="roman" style:font-pitch="variable"/>
    </style:style>
    <style:style style:name="P38" style:family="paragraph">
      <style:text-properties fo:color="#801900" fo:font-family="'Times New Roman'" style:font-family-generic="roman" style:font-pitch="variable" fo:font-size="40pt" fo:font-weight="normal" style:font-size-asian="40pt" style:font-weight-asian="normal" style:font-size-complex="40pt" style:font-weight-complex="normal"/>
    </style:style>
    <style:style style:name="P39" style:family="paragraph">
      <style:paragraph-properties fo:text-align="center"/>
    </style:style>
    <style:style style:name="P40" style:family="paragraph">
      <style:paragraph-properties style:text-autospace="none"/>
      <style:text-properties fo:color="#801900" fo:font-family="'Times New Roman'" style:font-family-generic="roman" style:font-pitch="variable" fo:font-size="40pt" style:letter-kerning="true" style:font-family-asian="Corbel" style:font-family-generic-asian="swiss" style:font-size-asian="40pt" style:font-family-complex="Corbel" style:font-family-generic-complex="swiss" style:font-size-complex="40pt"/>
    </style:style>
    <style:style style:name="P41" style:family="paragraph">
      <style:paragraph-properties fo:text-align="center" style:text-autospace="none"/>
      <style:text-properties fo:color="#1c1c1c" fo:font-family="Corbel" style:font-family-generic="swiss" fo:font-size="60pt" style:letter-kerning="true" style:font-family-asian="Corbel" style:font-family-generic-asian="swiss" style:font-size-asian="60pt" style:font-family-complex="Corbel" style:font-family-generic-complex="swiss" style:font-size-complex="34pt"/>
    </style:style>
    <style:style style:name="P42" style:family="paragraph">
      <style:text-properties fo:color="#1c1c1c"/>
    </style:style>
    <style:style style:name="T1" style:family="text">
      <style:text-properties fo:color="#801900" style:text-outline="false" style:text-line-through-style="none" fo:font-family="'Times New Roman'" style:font-family-generic="roman" style:font-pitch="variable" fo:font-size="40pt" fo:font-style="normal" fo:text-shadow="none" style:text-underline-style="none" fo:font-weight="normal" style:letter-kerning="true" style:font-family-asian="Corbel" style:font-family-generic-asian="swiss" style:font-size-asian="40pt" style:font-style-asian="normal" style:font-weight-asian="normal" style:font-family-complex="Corbel" style:font-family-generic-complex="swiss" style:font-size-complex="22.7000007629395pt" style:font-style-complex="normal" style:font-weight-complex="normal" style:text-emphasize="none" style:font-relief="none"/>
    </style:style>
    <style:style style:name="T2" style:family="text">
      <style:text-properties fo:color="#801900" fo:font-family="'Times New Roman'" style:font-family-generic="roman" style:font-pitch="variable"/>
    </style:style>
    <style:style style:name="T3" style:family="text">
      <style:text-properties fo:color="#1c1c1c" fo:font-family="'Times New Roman'" style:font-family-generic="roman" style:font-pitch="variable"/>
    </style:style>
    <style:style style:name="T4" style:family="text">
      <style:text-properties fo:color="#1c1c1c" fo:font-family="'Times New Roman'" style:font-family-generic="roman" style:font-pitch="variable" fo:font-size="20pt" fo:font-weight="bold" style:letter-kerning="true" style:font-family-asian="Corbel" style:font-family-generic-asian="swiss" style:font-size-asian="20pt" style:font-weight-asian="bold" style:font-family-complex="Corbel" style:font-family-generic-complex="swiss" style:font-size-complex="11.3999996185303pt" style:font-weight-complex="bold"/>
    </style:style>
    <style:style style:name="T5" style:family="text">
      <style:text-properties fo:color="#1c1c1c" fo:font-family="'Times New Roman'" style:font-family-generic="roman" style:font-pitch="variable" fo:font-size="17pt" fo:font-weight="bold" style:letter-kerning="true" style:font-family-asian="Corbel" style:font-family-generic-asian="swiss" style:font-size-asian="17pt" style:font-weight-asian="bold" style:font-family-complex="Corbel" style:font-family-generic-complex="swiss" style:font-size-complex="9.69999980926514pt" style:font-weight-complex="bold"/>
    </style:style>
    <style:style style:name="T6" style:family="text">
      <style:text-properties fo:color="#801900" fo:font-family="'Times New Roman'" style:font-family-generic="roman" style:font-pitch="variable" fo:font-size="22pt" style:font-size-asian="22pt" style:font-size-complex="22pt"/>
    </style:style>
    <style:style style:name="T7" style:family="text">
      <style:text-properties fo:color="#1c1c1c" fo:font-family="'Times New Roman'" style:font-family-generic="roman" style:font-pitch="variable" fo:font-size="22pt" style:font-size-asian="22pt" style:font-size-complex="22pt"/>
    </style:style>
    <style:style style:name="T8" style:family="text">
      <style:text-properties fo:color="#801900" fo:font-family="'Times New Roman'" style:font-family-generic="roman" fo:font-size="22pt" fo:font-weight="bold" style:letter-kerning="true" style:font-size-asian="22pt" style:font-weight-asian="bold" style:font-size-complex="12.5pt" style:font-weight-complex="bold"/>
    </style:style>
    <style:style style:name="T9" style:family="text">
      <style:text-properties fo:color="#1c1c1c"/>
    </style:style>
    <style:style style:name="T10" style:family="text">
      <style:text-properties fo:color="#801900" fo:font-family="'Times New Roman'" style:font-family-generic="roman" fo:font-size="22pt" style:letter-kerning="true" style:font-size-asian="22pt" style:font-size-complex="12.5pt"/>
    </style:style>
    <style:style style:name="T11" style:family="text">
      <style:text-properties fo:color="#801900"/>
    </style:style>
    <style:style style:name="T12" style:family="text">
      <style:text-properties fo:color="#1c1c1c" fo:font-family="'Times New Roman'" style:font-family-generic="roman" fo:font-size="22pt" fo:font-weight="bold" style:letter-kerning="true" style:font-size-asian="22pt" style:font-weight-asian="bold" style:font-size-complex="12.5pt" style:font-weight-complex="bold"/>
    </style:style>
    <style:style style:name="T13" style:family="text">
      <style:text-properties fo:color="#801900" fo:font-family="'Times New Roman'" style:font-family-generic="roman" fo:font-size="22pt" fo:font-weight="normal" style:letter-kerning="true" style:font-size-asian="22pt" style:font-weight-asian="normal" style:font-size-complex="12.5pt" style:font-weight-complex="normal"/>
    </style:style>
    <style:style style:name="T14" style:family="text">
      <style:text-properties fo:color="#1c1c1c" fo:font-family="'Times New Roman'" style:font-family-generic="roman" fo:font-size="22pt" fo:font-weight="normal" style:letter-kerning="true" style:font-size-asian="22pt" style:font-weight-asian="normal" style:font-size-complex="12.5pt" style:font-weight-complex="normal"/>
    </style:style>
    <style:style style:name="T15" style:family="text">
      <style:text-properties fo:color="#990000" fo:font-family="'Times New Roman'" style:font-family-generic="roman" fo:font-size="22pt" fo:font-weight="normal" style:letter-kerning="true" style:font-size-asian="22pt" style:font-weight-asian="normal" style:font-size-complex="12.5pt" style:font-weight-complex="normal"/>
    </style:style>
    <style:style style:name="T16" style:family="text">
      <style:text-properties fo:color="#801900" fo:font-family="'Times New Roman'" style:font-family-generic="roman" style:font-pitch="variable" fo:font-size="40pt" style:font-size-asian="40pt" style:font-size-complex="40pt"/>
    </style:style>
    <style:style style:name="T17" style:family="text">
      <style:text-properties fo:color="#801900" fo:font-size="22pt" style:font-size-asian="22pt" style:font-size-complex="22pt"/>
    </style:style>
    <style:style style:name="T18" style:family="text">
      <style:text-properties fo:color="#1c1c1c" fo:font-size="22pt" style:font-size-asian="22pt" style:font-size-complex="22pt"/>
    </style:style>
    <style:style style:name="T19" style:family="text">
      <style:text-properties fo:color="#1c1c1c" fo:font-family="'Times New Roman'" style:font-family-generic="roman" style:font-pitch="variable" fo:font-weight="normal" style:font-weight-asian="normal" style:font-weight-complex="normal"/>
    </style:style>
    <style:style style:name="T20" style:family="text">
      <style:text-properties fo:color="#1c1c1c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color="#1c1c1c"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color="#801900" fo:font-family="'Times New Roman'" style:font-family-generic="roman" style:font-pitch="variable" fo:font-weight="normal" style:font-weight-asian="normal" style:font-weight-complex="normal"/>
    </style:style>
    <style:style style:name="T23" style:family="text">
      <style:text-properties fo:color="#1c1c1c" style:text-outline="false" style:text-line-through-style="none" fo:font-family="'Times New Roman'" style:font-family-generic="roman" fo:font-size="22pt" fo:font-style="normal" fo:text-shadow="none" style:text-underline-style="none" fo:font-weight="normal" style:letter-kerning="true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24" style:family="text">
      <style:text-properties fo:color="#1c1c1c" fo:font-family="'Times New Roman'" style:font-family-generic="roman" fo:font-size="22pt" fo:font-weight="bold" style:letter-kerning="true" style:font-size-asian="22pt" style:font-weight-asian="bold" style:font-size-complex="22pt" style:font-weight-complex="bold"/>
    </style:style>
    <style:style style:name="T25" style:family="text">
      <style:text-properties fo:color="#111111" fo:font-family="'Times New Roman'" style:font-family-generic="roman" style:font-pitch="variable"/>
    </style:style>
    <style:style style:name="T26" style:family="text">
      <style:text-properties fo:font-family="'Times New Roman'" style:font-family-generic="roman" style:font-pitch="variable" fo:font-size="40pt" fo:font-weight="normal" style:font-size-asian="40pt" style:font-weight-asian="normal" style:font-size-complex="40pt" style:font-weight-complex="normal"/>
    </style:style>
    <style:style style:name="T27" style:family="text">
      <style:text-properties fo:color="#801900" style:text-outline="false" style:text-line-through-style="none" fo:font-family="'Times New Roman'" style:font-family-generic="roman" style:font-pitch="variable" fo:font-size="40pt" fo:font-style="normal" fo:text-shadow="none" style:text-underline-style="none" fo:font-weight="normal" style:letter-kerning="true" style:font-family-asian="Corbel" style:font-family-generic-asian="swiss" style:font-size-asian="40pt" style:font-style-asian="normal" style:font-weight-asian="normal" style:font-family-complex="Corbel" style:font-family-generic-complex="swiss" style:font-size-complex="40pt" style:font-style-complex="normal" style:font-weight-complex="normal" style:text-emphasize="none" style:font-relief="none"/>
    </style:style>
    <style:style style:name="T28" style:family="text">
      <style:text-properties fo:font-family="'Times New Roman'" style:font-family-generic="roman" style:font-pitch="variable" fo:font-size="40pt" style:font-size-asian="40pt" style:font-size-complex="40pt"/>
    </style:style>
    <style:style style:name="T29" style:family="text">
      <style:text-properties fo:color="#1c1c1c" style:text-outline="false" style:text-line-through-style="none" fo:font-family="Corbel" style:font-family-generic="swiss" fo:font-size="60pt" fo:font-style="normal" fo:text-shadow="none" style:text-underline-style="none" fo:font-weight="normal" style:letter-kerning="true" style:font-family-asian="Corbel" style:font-family-generic-asian="swiss" style:font-size-asian="60pt" style:font-style-asian="normal" style:font-weight-asian="normal" style:font-family-complex="Corbel" style:font-family-generic-complex="swiss" style:font-size-complex="3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2" draw:layer="layout" svg:width="23.5cm" svg:height="2.843cm" svg:x="2cm" svg:y="1.9cm" presentation:class="title">
          <draw:text-box>
            <text:p text:style-name="P1"><text:span text:style-name="T1">Relational operator</text:span></text:p>
          </draw:text-box>
        </draw:frame>
        <draw:frame presentation:style-name="pr2" draw:text-style-name="P3" draw:layer="layout" svg:width="10.192cm" svg:height="13.141cm" svg:x="2cm" svg:y="5.414cm" presentation:class="outline" presentation:user-transformed="true">
          <draw:text-box>
            <text:p text:style-name="P3"><text:span text:style-name="T2">Numeric comparison operators:</text:span></text:p>
            <text:p text:style-name="P4"><text:span text:style-name="T3">Use [ ] <text:s/>for following operator</text:span></text:p>
            <text:p text:style-name="P4"><text:span text:style-name="T3"><text:s/></text:span><text:span text:style-name="T3">-eq =&gt;equal to</text:span></text:p>
            <text:p text:style-name="P4"><text:span text:style-name="T3">-ne =&gt; not equal</text:span></text:p>
            <text:p text:style-name="P4"><text:span text:style-name="T3">-gt =&gt; greater than</text:span></text:p>
            <text:p text:style-name="P4"><text:span text:style-name="T3">-ge =&gt; greater than or equal</text:span></text:p>
            <text:p text:style-name="P4"><text:span text:style-name="T3">-lt=&gt;less than</text:span></text:p>
            <text:p text:style-name="P4"><text:span text:style-name="T3">-le =&gt; less than or equal</text:span></text:p>
            <text:p text:style-name="P3"><text:span text:style-name="T2">Example:</text:span></text:p>
            <text:p text:style-name="P4"><text:span text:style-name="T3">If [ “$num1” –gt “$num2” ]</text:span><text:span text:style-name="T4"> </text:span></text:p>
          </draw:text-box>
        </draw:frame>
        <draw:frame presentation:style-name="pr2" draw:text-style-name="P3" draw:layer="layout" svg:width="10.192cm" svg:height="13.141cm" svg:x="14.7cm" svg:y="5.588cm" presentation:class="outline" presentation:user-transformed="true">
          <draw:text-box>
            <text:p text:style-name="P5"><text:span text:style-name="T2">Numeric comparison operators:</text:span></text:p>
            <text:p text:style-name="P6"><text:span text:style-name="T3">Use (( )) for following operator</text:span></text:p>
            <text:p text:style-name="P6"><text:span text:style-name="T3"><text:s/></text:span><text:span text:style-name="T3">&lt; <text:s text:c="2"/>=&gt;equal to</text:span></text:p>
            <text:p text:style-name="P6"><text:span text:style-name="T3">&lt;= =&gt; not equal</text:span></text:p>
            <text:p text:style-name="P6"><text:span text:style-name="T3"><text:s/></text:span><text:span text:style-name="T3">&gt; <text:s text:c="2"/>=&gt; greater than</text:span></text:p>
            <text:p text:style-name="P6"><text:span text:style-name="T3">&gt;= =&gt; greater than or equal</text:span></text:p>
            <text:p text:style-name="P6"><text:span text:style-name="T3"/></text:p>
            <text:p text:style-name="P6"><text:span text:style-name="T3"/></text:p>
            <text:p text:style-name="P5"><text:span text:style-name="T2">Example:</text:span></text:p>
            <text:p text:style-name="P6"><text:span text:style-name="T3">If (( “$num1” &lt; “$num2” ))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text-style-name="P8" draw:layer="layout" svg:width="23.5cm" svg:height="2.843cm" svg:x="2cm" svg:y="1.9cm" presentation:class="title">
          <draw:text-box>
            <text:p text:style-name="P1"><text:span text:style-name="T1">Relational operator con….</text:span></text:p>
          </draw:text-box>
        </draw:frame>
        <draw:frame presentation:style-name="pr5" draw:text-style-name="P9" draw:layer="layout" svg:width="12.224cm" svg:height="10.586cm" svg:x="2cm" svg:y="5.414cm" presentation:class="outline" presentation:user-transformed="true">
          <draw:text-box>
            <text:p text:style-name="P9"><text:span text:style-name="T2">String comparison operators:</text:span></text:p>
            <text:p text:style-name="P10"><text:span text:style-name="T3">Use [ ] <text:s/>for following operator</text:span></text:p>
            <text:p text:style-name="P10"><text:span text:style-name="T3"><text:s/></text:span><text:span text:style-name="T3">= <text:s text:c="2"/>=&gt;equal to <text:s text:c="12"/>if [ “$a” = “$b” ]</text:span></text:p>
            <text:p text:style-name="P10"><text:span text:style-name="T3">== =&gt; not equal <text:s text:c="8"/>if [ “$a” == “$b” ]</text:span></text:p>
            <text:p text:style-name="P10"><text:span text:style-name="T3"><text:s/></text:span><text:span text:style-name="T3">!= =&gt; greater than <text:s text:c="2"/>if [ “$a” != “$b” ]</text:span></text:p>
          </draw:text-box>
        </draw:frame>
        <draw:frame presentation:style-name="pr5" draw:text-style-name="P9" draw:layer="layout" svg:width="12.224cm" svg:height="12.933cm" svg:x="14.732cm" svg:y="5.334cm" presentation:class="outline" presentation:user-transformed="true">
          <draw:text-box>
            <text:p text:style-name="P11"><text:span text:style-name="T6">ASCII alphabetical order</text:span></text:p>
            <text:p text:style-name="P12"><text:span text:style-name="T7">Use [[ ]] <text:s/>for following operator</text:span></text:p>
            <text:p text:style-name="P12"><text:span text:style-name="T7"><text:s/></text:span><text:span text:style-name="T7">-z =&gt;check for length zero <text:s text:c="4"/></text:span></text:p>
            <text:p text:style-name="P12"><text:span text:style-name="T7"><text:s/></text:span><text:span text:style-name="T7">if [[ <text:s/>-z “$b” ]]</text:span></text:p>
            <text:p text:style-name="P12"><text:span text:style-name="T7"><text:s/></text:span><text:span text:style-name="T7">&gt; =&gt; greater than <text:s text:c="5"/>if [[ “$a” &gt; “$b” ]]</text:span></text:p>
            <text:p text:style-name="P12"><text:span text:style-name="T7"><text:s/></text:span><text:span text:style-name="T7">&lt; =&gt;less than <text:s text:c="13"/>if [[ “$a” &lt; “$b” ]]</text:span></text:p>
            <text:p text:style-name="P12"><text:span text:style-name="T3"/></text:p>
            <text:p text:style-name="P1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4" draw:text-style-name="P8" draw:layer="layout" svg:width="23.5cm" svg:height="2.843cm" svg:x="2cm" svg:y="1.9cm" presentation:class="title">
          <draw:text-box>
            <text:p text:style-name="P1"><text:span text:style-name="T1">Logical Operators</text:span></text:p>
          </draw:text-box>
        </draw:frame>
        <draw:frame presentation:style-name="pr7" draw:text-style-name="P13" draw:layer="layout" svg:width="13.24cm" svg:height="11.789cm" svg:x="2.085cm" svg:y="5.414cm" presentation:class="outline" presentation:user-transformed="true">
          <draw:text-box>
            <text:p text:style-name="P13"><text:span text:style-name="T8">AND operator:</text:span></text:p>
            <text:p text:style-name="P14"><text:span text:style-name="T9"><text:s text:c="4"/></text:span><text:span text:style-name="T9">&amp;&amp; ,-a <text:s text:c="17"/></text:span></text:p>
            <text:p text:style-name="P13"><text:span text:style-name="T10">Example :</text:span></text:p>
            <text:p text:style-name="P14"><text:span text:style-name="T11">Type1:</text:span></text:p>
            <text:p text:style-name="P14"><text:span text:style-name="T9">[ <text:s/>“$a” &amp;&amp; “$b” ] <text:s/>&amp;&amp; [ <text:s/>“$b” &amp;&amp; “$c” ]</text:span></text:p>
            <text:p text:style-name="P14"><text:span text:style-name="T11">Type2:</text:span></text:p>
            <text:p text:style-name="P14"><text:span text:style-name="T9"><text:s/></text:span><text:span text:style-name="T9">[[ <text:s/>“$a” &amp;&amp; “$b” <text:s text:c="2"/>&amp;&amp; <text:s text:c="2"/>“$b” &amp;&amp; “$c” ]]</text:span></text:p>
            <text:p text:style-name="P14"><text:span text:style-name="T11">Type3:</text:span></text:p>
            <text:p text:style-name="P14"><text:span text:style-name="T9"><text:s/></text:span><text:span text:style-name="T9">[[ <text:s/>“$a” &amp;&amp; “$b” <text:s text:c="2"/>-a <text:s/>“$b” &amp;&amp; “$c” ]]</text:span></text:p>
          </draw:text-box>
        </draw:frame>
        <draw:frame presentation:style-name="pr7" draw:text-style-name="P13" draw:layer="layout" svg:width="13.24cm" svg:height="11.801cm" svg:x="15.525cm" svg:y="5.414cm" presentation:class="outline" presentation:user-transformed="true">
          <draw:text-box>
            <text:p text:style-name="P15"><text:span text:style-name="T8">OR operator:</text:span></text:p>
            <text:p text:style-name="P16"><text:span text:style-name="T12"><text:s text:c="5"/></text:span><text:span text:style-name="T12">|| ,-o <text:s text:c="3"/></text:span></text:p>
            <text:p text:style-name="P16"><text:span text:style-name="T13">Example :</text:span></text:p>
            <text:p text:style-name="P16"><text:span text:style-name="T13">Type1:</text:span></text:p>
            <text:p text:style-name="P16"><text:span text:style-name="T14">[ <text:s/>“$a” &amp;&amp; “$b” ] <text:s/>|| [ <text:s/>“$b” &amp;&amp; “$c” ]</text:span></text:p>
            <text:p text:style-name="P16"><text:span text:style-name="T13">Type2:</text:span></text:p>
            <text:p text:style-name="P16"><text:span text:style-name="T14"><text:s/></text:span><text:span text:style-name="T14">[[ <text:s/>“$a” &amp;&amp; “$b” <text:s text:c="2"/>|| <text:s text:c="2"/>“$b” &amp;&amp; “$c” ]]</text:span></text:p>
            <text:p text:style-name="P16"><text:span text:style-name="T15">Type3:</text:span></text:p>
            <text:p text:style-name="P16"><text:span text:style-name="T14"><text:s/></text:span><text:span text:style-name="T14">[[ <text:s/>“$a” &amp;&amp; “$b” <text:s text:c="2"/>-o <text:s/>“$b” &amp;&amp; “$c” ]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4" draw:text-style-name="P17" draw:layer="layout" svg:width="23.5cm" svg:height="2.843cm" svg:x="2cm" svg:y="1.9cm" presentation:class="title">
          <draw:text-box>
            <text:p text:style-name="P17"><text:span text:style-name="T16">Conditional Statement</text:span></text:p>
          </draw:text-box>
        </draw:frame>
        <draw:frame presentation:style-name="pr5" draw:text-style-name="P18" draw:layer="layout" svg:width="4.858cm" svg:height="10.586cm" svg:x="6.5cm" svg:y="5.414cm" presentation:class="outline" presentation:user-transformed="true">
          <draw:text-box>
            <text:p text:style-name="P18"><text:span text:style-name="T11">If Syntax:</text:span></text:p>
            <text:p text:style-name="P14"><text:span text:style-name="T9">If [ condition ] </text:span></text:p>
            <text:p text:style-name="P14"><text:span text:style-name="T9">then </text:span></text:p>
            <text:p text:style-name="P14"><text:span text:style-name="T9"><text:s text:c="2"/></text:span><text:span text:style-name="T9">commands</text:span></text:p>
            <text:p text:style-name="P14"><text:span text:style-name="T9">fi </text:span></text:p>
          </draw:text-box>
        </draw:frame>
        <draw:frame presentation:style-name="pr5" draw:text-style-name="P18" draw:layer="layout" svg:width="4.858cm" svg:height="10.586cm" svg:x="11.988cm" svg:y="5.414cm" presentation:class="outline" presentation:user-transformed="true">
          <draw:text-box>
            <text:p text:style-name="P18"><text:span text:style-name="T17">If else Syntax</text:span><text:span text:style-name="T18">:</text:span></text:p>
            <text:p text:style-name="P16"><text:span text:style-name="T18">If [ condition ] </text:span></text:p>
            <text:p text:style-name="P16"><text:span text:style-name="T18">then </text:span></text:p>
            <text:p text:style-name="P16"><text:span text:style-name="T18"><text:s text:c="2"/></text:span><text:span text:style-name="T18">commands1</text:span></text:p>
            <text:p text:style-name="P16"><text:span text:style-name="T18">else</text:span></text:p>
            <text:p text:style-name="P16"><text:span text:style-name="T18"><text:s text:c="2"/></text:span><text:span text:style-name="T18">commands2</text:span></text:p>
            <text:p text:style-name="P16"><text:span text:style-name="T18">fi </text:span></text:p>
            <text:p text:style-name="P14"><text:span text:style-name="T9"/></text:p>
          </draw:text-box>
        </draw:frame>
        <draw:frame presentation:style-name="pr8" draw:text-style-name="P19" draw:layer="layout" svg:width="5.646cm" svg:height="12.165cm" svg:x="17.976cm" svg:y="5.414cm" presentation:class="outline" presentation:user-transformed="true">
          <draw:text-box>
            <text:p text:style-name="P15"><text:span text:style-name="T17">else If <text:s/>Syntax:</text:span></text:p>
            <text:p text:style-name="P16"><text:span text:style-name="T18">If [ condition ] </text:span></text:p>
            <text:p text:style-name="P16"><text:span text:style-name="T18">then </text:span></text:p>
            <text:p text:style-name="P16"><text:span text:style-name="T18"><text:s text:c="2"/></text:span><text:span text:style-name="T18">commands1</text:span></text:p>
            <text:p text:style-name="P16"><text:span text:style-name="T18">elif [ condition ]</text:span></text:p>
            <text:p text:style-name="P16"><text:span text:style-name="T18">then</text:span></text:p>
            <text:p text:style-name="P16"><text:span text:style-name="T18">i f</text:span></text:p>
            <text:p text:style-name="P14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office:forms form:automatic-focus="false" form:apply-design-mode="false"/>
        <draw:frame presentation:style-name="pr4" draw:text-style-name="P8" draw:layer="layout" svg:width="23.5cm" svg:height="2.843cm" svg:x="2cm" svg:y="1.9cm" presentation:class="title">
          <draw:text-box>
            <text:p text:style-name="P1"><text:span text:style-name="T1">Case Statement</text:span></text:p>
          </draw:text-box>
        </draw:frame>
        <draw:frame presentation:style-name="pr9" draw:text-style-name="P20" draw:layer="layout" svg:width="7.652cm" svg:height="13.153cm" svg:x="6.2cm" svg:y="4.714cm" presentation:class="outline" presentation:user-transformed="true">
          <draw:text-box>
            <text:p text:style-name="P20"><text:span text:style-name="T2">Syntax:</text:span></text:p>
            <text:p text:style-name="P20"><text:span text:style-name="T19">case expression in </text:span></text:p>
            <text:p text:style-name="P20"><text:span text:style-name="T19">pattern1)</text:span></text:p>
            <text:p text:style-name="P20"><text:span text:style-name="T19">statement1;;</text:span></text:p>
            <text:p text:style-name="P20"><text:span text:style-name="T19">pattern2 )</text:span></text:p>
            <text:p text:style-name="P20"><text:span text:style-name="T19">statement2;;</text:span></text:p>
            <text:p text:style-name="P20"><text:span text:style-name="T19">……………</text:span><text:span text:style-name="T19">.</text:span></text:p>
            <text:p text:style-name="P20"><text:span text:style-name="T19">*)</text:span></text:p>
            <text:p text:style-name="P20"><text:span text:style-name="T19">statement;;</text:span></text:p>
            <text:p text:style-name="P20"><text:span text:style-name="T19">esac</text:span></text:p>
          </draw:text-box>
        </draw:frame>
        <draw:frame presentation:style-name="pr10" draw:text-style-name="P21" draw:layer="layout" svg:width="15.421cm" svg:height="19.517cm" svg:x="13.184cm" svg:y="4.794cm" presentation:class="outline" presentation:user-transformed="true">
          <draw:text-box>
            <text:p text:style-name="P21"><text:span text:style-name="T17">Example:</text:span></text:p>
            <text:p text:style-name="P21"><text:span text:style-name="T20">read <text:s/>-p “Enter a character” <text:s/>char</text:span></text:p>
            <text:p text:style-name="P21"><text:span text:style-name="T20">case <text:s/>$char in </text:span></text:p>
            <text:p text:style-name="P21"><text:span text:style-name="T20">[a-z])</text:span></text:p>
            <text:p text:style-name="P21"><text:span text:style-name="T20"><text:s text:c="9"/></text:span><text:span text:style-name="T20">printf <text:s/>“lower\ case\ Letter” ;;</text:span></text:p>
            <text:p text:style-name="P21"><text:span text:style-name="T20">[A-Z])</text:span></text:p>
            <text:p text:style-name="P21"><text:span text:style-name="T20"><text:s text:c="9"/></text:span><text:span text:style-name="T20">printf <text:s/>“Upper\ case\ Letter” ;;</text:span></text:p>
            <text:p text:style-name="P21"><text:span text:style-name="T20">[0-9])</text:span></text:p>
            <text:p text:style-name="P21"><text:span text:style-name="T20"><text:s text:c="9"/></text:span><text:span text:style-name="T20">printf <text:s/>“Numbers” ;;</text:span></text:p>
            <text:p text:style-name="P21"><text:span text:style-name="T20">*)</text:span></text:p>
            <text:p text:style-name="P21"><text:span text:style-name="T20"><text:s text:c="9"/></text:span><text:span text:style-name="T20">printf <text:s/>“Special\ Character” ;;</text:span></text:p>
            <text:p text:style-name="P21"><text:span text:style-name="T20">esa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1">
        <office:forms form:automatic-focus="false" form:apply-design-mode="false"/>
        <draw:frame presentation:style-name="pr4" draw:text-style-name="P8" draw:layer="layout" svg:width="23.5cm" svg:height="2.843cm" svg:x="2cm" svg:y="1.9cm" presentation:class="title">
          <draw:text-box>
            <text:p text:style-name="P1"><text:span text:style-name="T1">Loop Statements</text:span></text:p>
          </draw:text-box>
        </draw:frame>
        <draw:frame presentation:style-name="pr11" draw:text-style-name="P22" draw:layer="layout" svg:width="11.716cm" svg:height="8.89cm" svg:x="9.112cm" svg:y="5.334cm" presentation:class="outline" presentation:user-transformed="true">
          <draw:text-box>
            <text:p text:style-name="P22"><text:span text:style-name="T11">Type of Loop:</text:span></text:p>
            <text:p text:style-name="P22"><text:span text:style-name="T9">1. while</text:span></text:p>
            <text:p text:style-name="P22"><text:span text:style-name="T9">2. for</text:span></text:p>
            <text:p text:style-name="P22"><text:span text:style-name="T9">3.until</text:span></text:p>
            <text:p text:style-name="P22"><text:span text:style-name="T9">4.select </text:span></text:p>
          </draw:text-box>
        </draw:frame>
        <draw:frame draw:style-name="gr2" draw:text-style-name="P26" draw:layer="layout" svg:width="27.186cm" svg:height="5.378cm" svg:x="0.885cm" svg:y="13.926cm">
          <draw:image xlink:href="Pictures/2000002C00006A3300002D9050921A2F.svm" xlink:type="simple" xlink:show="embed" xlink:actuate="onLoad">
            <text:p text:style-name="P23"><text:span text:style-name="T2"><text:s text:c="4"/></text:span><text:span text:style-name="T2">Break:</text:span></text:p>
            <text:p text:style-name="P24"><text:span text:style-name="T21"><text:s text:c="5"/></text:span><text:span text:style-name="T21">Break the loop</text:span></text:p>
            <text:p text:style-name="P24"><text:span text:style-name="T6">Continue</text:span><text:span text:style-name="T2">:</text:span></text:p>
            <text:p text:style-name="P25"><text:span text:style-name="T3"><text:s text:c="6"/></text:span><text:span text:style-name="T7">Skip the statement after this <text:s/>continue and do next iteration in loop.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1">
        <office:forms form:automatic-focus="false" form:apply-design-mode="false"/>
        <draw:frame presentation:style-name="pr4" draw:text-style-name="P27" draw:layer="layout" svg:width="23.5cm" svg:height="2.843cm" svg:x="2cm" svg:y="1.9cm" presentation:class="title">
          <draw:text-box>
            <text:p text:style-name="P27"><text:span text:style-name="T22">While Loop</text:span></text:p>
          </draw:text-box>
        </draw:frame>
        <draw:frame presentation:style-name="pr5" draw:text-style-name="P18" draw:layer="layout" svg:width="9.176cm" svg:height="10.586cm" svg:x="5.694cm" svg:y="5.416cm" presentation:class="outline" presentation:user-transformed="true">
          <draw:text-box>
            <text:p text:style-name="P18"><text:span text:style-name="T11">Syntax <text:s/>for while:</text:span></text:p>
            <text:p text:style-name="P14"><text:span text:style-name="T9">while [ condition ] </text:span></text:p>
            <text:p text:style-name="P14"><text:span text:style-name="T9">do</text:span></text:p>
            <text:p text:style-name="P14"><text:span text:style-name="T9"><text:s text:c="2"/></text:span><text:span text:style-name="T9">commands1</text:span></text:p>
            <text:p text:style-name="P14"><text:span text:style-name="T9"><text:s text:c="2"/></text:span><text:span text:style-name="T9">command2 <text:s/></text:span></text:p>
            <text:p text:style-name="P14"><text:span text:style-name="T9"><text:s text:c="5"/>……</text:span><text:span text:style-name="T9">.</text:span></text:p>
            <text:p text:style-name="P14"><text:span text:style-name="T9">done</text:span></text:p>
          </draw:text-box>
        </draw:frame>
        <draw:frame presentation:style-name="pr12" draw:text-style-name="P21" draw:layer="layout" svg:width="11.938cm" svg:height="11.301cm" svg:x="13.208cm" svg:y="5.416cm" presentation:class="outline" presentation:user-transformed="true">
          <draw:text-box>
            <text:p text:style-name="P21"><text:span text:style-name="T17">Example <text:s/>for while:</text:span></text:p>
            <text:p text:style-name="P21"><text:span text:style-name="T18">N=0</text:span></text:p>
            <text:p text:style-name="P28"><text:span text:style-name="T18">while [ $N -lt 10] </text:span></text:p>
            <text:p text:style-name="P28"><text:span text:style-name="T18">do</text:span></text:p>
            <text:p text:style-name="P28"><text:span text:style-name="T18">echo “The current value of N is $N”</text:span></text:p>
            <text:p text:style-name="P28"><text:span text:style-name="T18">sleep 1</text:span></text:p>
            <text:p text:style-name="P28"><text:span text:style-name="T18">(( N++ ))</text:span></text:p>
            <text:p text:style-name="P28"><text:span text:style-name="T18">d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1">
        <office:forms form:automatic-focus="false" form:apply-design-mode="false"/>
        <draw:frame presentation:style-name="pr4" draw:text-style-name="P27" draw:layer="layout" svg:width="23.5cm" svg:height="2.843cm" svg:x="2cm" svg:y="1.9cm" presentation:class="title">
          <draw:text-box>
            <text:p text:style-name="P27"><text:span text:style-name="T22">While Loop</text:span></text:p>
          </draw:text-box>
        </draw:frame>
        <draw:frame presentation:style-name="pr5" draw:text-style-name="P18" draw:layer="layout" svg:width="9.176cm" svg:height="10.586cm" svg:x="5.694cm" svg:y="5.416cm" presentation:class="outline" presentation:user-transformed="true">
          <draw:text-box>
            <text:p text:style-name="P18"><text:span text:style-name="T11">Syntax <text:s/>for while:</text:span></text:p>
            <text:p text:style-name="P14"><text:span text:style-name="T9">while [ condition ] </text:span></text:p>
            <text:p text:style-name="P14"><text:span text:style-name="T9">do</text:span></text:p>
            <text:p text:style-name="P14"><text:span text:style-name="T9"><text:s text:c="2"/></text:span><text:span text:style-name="T9">commands1</text:span></text:p>
            <text:p text:style-name="P14"><text:span text:style-name="T9"><text:s text:c="2"/></text:span><text:span text:style-name="T9">command2 <text:s/></text:span></text:p>
            <text:p text:style-name="P14"><text:span text:style-name="T9"><text:s text:c="5"/>……</text:span><text:span text:style-name="T9">.</text:span></text:p>
            <text:p text:style-name="P14"><text:span text:style-name="T9">done</text:span></text:p>
          </draw:text-box>
        </draw:frame>
        <draw:frame presentation:style-name="pr12" draw:text-style-name="P21" draw:layer="layout" svg:width="11.938cm" svg:height="11.301cm" svg:x="13.208cm" svg:y="5.416cm" presentation:class="outline" presentation:user-transformed="true">
          <draw:text-box>
            <text:p text:style-name="P21"><text:span text:style-name="T17">Example <text:s/>for while:</text:span></text:p>
            <text:p text:style-name="P21"><text:span text:style-name="T18">N=0</text:span></text:p>
            <text:p text:style-name="P28"><text:span text:style-name="T18">while [ $N -lt 10] </text:span></text:p>
            <text:p text:style-name="P28"><text:span text:style-name="T18">do</text:span></text:p>
            <text:p text:style-name="P28"><text:span text:style-name="T18">echo “The current value of N is $N”</text:span></text:p>
            <text:p text:style-name="P28"><text:span text:style-name="T18">sleep 1</text:span></text:p>
            <text:p text:style-name="P28"><text:span text:style-name="T18">(( N++ ))</text:span></text:p>
            <text:p text:style-name="P28"><text:span text:style-name="T18">d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1">
        <office:forms form:automatic-focus="false" form:apply-design-mode="false"/>
        <draw:frame presentation:style-name="pr4" draw:text-style-name="P17" draw:layer="layout" svg:width="23.5cm" svg:height="2.843cm" svg:x="2cm" svg:y="1.9cm" presentation:class="title">
          <draw:text-box>
            <text:p text:style-name="P17"><text:span text:style-name="T16">File reading in while loop</text:span></text:p>
          </draw:text-box>
        </draw:frame>
        <draw:frame presentation:style-name="pr5" draw:text-style-name="P9" draw:layer="layout" svg:width="11.208cm" svg:height="10.586cm" svg:x="4.4cm" svg:y="5.414cm" presentation:class="outline" presentation:user-transformed="true">
          <draw:text-box>
            <text:p text:style-name="P9"><text:span text:style-name="T2">File as input to while <text:s/>loop:</text:span></text:p>
            <text:p text:style-name="P10"><text:span text:style-name="T3">while read line</text:span></text:p>
            <text:p text:style-name="P10"><text:span text:style-name="T3">do</text:span></text:p>
            <text:p text:style-name="P10"><text:span text:style-name="T3"><text:s text:c="2"/></text:span><text:span text:style-name="T3">echo $line</text:span></text:p>
            <text:p text:style-name="P10"><text:span text:style-name="T3">done &lt; file1.txt</text:span></text:p>
          </draw:text-box>
        </draw:frame>
        <draw:frame presentation:style-name="pr5" draw:text-style-name="P9" draw:layer="layout" svg:width="11.208cm" svg:height="10.586cm" svg:x="14.6cm" svg:y="5.414cm" presentation:class="outline" presentation:user-transformed="true">
          <draw:text-box>
            <text:p text:style-name="P9"><text:span text:style-name="T2">File as input to while <text:s/>loop:</text:span></text:p>
            <text:p text:style-name="P10"><text:span text:style-name="T3">cat <text:s/>file1.csv | <text:s/>while IFS=, read line</text:span></text:p>
            <text:p text:style-name="P10"><text:span text:style-name="T3">do</text:span></text:p>
            <text:p text:style-name="P10"><text:span text:style-name="T3"><text:s text:c="2"/></text:span><text:span text:style-name="T3">echo $line</text:span></text:p>
            <text:p text:style-name="P10"><text:span text:style-name="T3">don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1">
        <office:forms form:automatic-focus="false" form:apply-design-mode="false"/>
        <draw:frame presentation:style-name="pr4" draw:text-style-name="P8" draw:layer="layout" svg:width="23.5cm" svg:height="2.843cm" svg:x="2cm" svg:y="1.9cm" presentation:class="title">
          <draw:text-box>
            <text:p text:style-name="P1"><text:span text:style-name="T1">For Loop</text:span></text:p>
          </draw:text-box>
        </draw:frame>
        <draw:frame presentation:style-name="pr5" draw:text-style-name="P29" draw:layer="layout" svg:width="7.906cm" svg:height="10.586cm" svg:x="3.8cm" svg:y="5.414cm" presentation:class="outline" presentation:user-transformed="true">
          <draw:text-box>
            <text:p text:style-name="P29"><text:span text:style-name="T11">Syntax :</text:span></text:p>
            <text:p text:style-name="P30"><text:span text:style-name="T9">for <text:s/>value in <text:s/>1 2 <text:s/>..N</text:span></text:p>
            <text:p text:style-name="P30"><text:span text:style-name="T9">do</text:span></text:p>
            <text:p text:style-name="P30"><text:span text:style-name="T9"><text:s text:c="2"/></text:span><text:span text:style-name="T9">commands1</text:span></text:p>
            <text:p text:style-name="P30"><text:span text:style-name="T9"><text:s text:c="2"/></text:span><text:span text:style-name="T9">command2 <text:s/></text:span></text:p>
            <text:p text:style-name="P30"><text:span text:style-name="T9"><text:s text:c="5"/>……</text:span><text:span text:style-name="T9">.</text:span></text:p>
            <text:p text:style-name="P30"><text:span text:style-name="T9">done</text:span></text:p>
          </draw:text-box>
        </draw:frame>
        <draw:frame presentation:style-name="pr5" draw:text-style-name="P29" draw:layer="layout" svg:width="8.524cm" svg:height="10.586cm" svg:x="10.982cm" svg:y="5.414cm" presentation:class="outline" presentation:user-transformed="true">
          <draw:text-box>
            <text:p text:style-name="P29"><text:span text:style-name="T11">Syntax :</text:span></text:p>
            <text:p text:style-name="P30"><text:span text:style-name="T9">for <text:s/>value in $</text:span><text:span text:style-name="T23">(command)</text:span></text:p>
            <text:p text:style-name="P30"><text:span text:style-name="T9">do</text:span></text:p>
            <text:p text:style-name="P30"><text:span text:style-name="T9"><text:s text:c="2"/></text:span><text:span text:style-name="T9">commands1</text:span></text:p>
            <text:p text:style-name="P30"><text:span text:style-name="T9"><text:s text:c="2"/></text:span><text:span text:style-name="T9">command2 <text:s/></text:span></text:p>
            <text:p text:style-name="P30"><text:span text:style-name="T9"><text:s text:c="5"/>……</text:span><text:span text:style-name="T9">.</text:span></text:p>
            <text:p text:style-name="P30"><text:span text:style-name="T9">done</text:span></text:p>
          </draw:text-box>
        </draw:frame>
        <draw:frame presentation:style-name="pr5" draw:text-style-name="P29" draw:layer="layout" svg:width="7.906cm" svg:height="10.586cm" svg:x="19.2cm" svg:y="5.414cm" presentation:class="outline" presentation:user-transformed="true">
          <draw:text-box>
            <text:p text:style-name="P15"><text:span text:style-name="T17">Syntax :</text:span></text:p>
            <text:p text:style-name="P16"><text:span text:style-name="T18">for <text:s/>(( n=0; n &lt; 5 ; n++))</text:span></text:p>
            <text:p text:style-name="P16"><text:span text:style-name="T18">do</text:span></text:p>
            <text:p text:style-name="P16"><text:span text:style-name="T18"><text:s text:c="2"/></text:span><text:span text:style-name="T18">commands1</text:span></text:p>
            <text:p text:style-name="P16"><text:span text:style-name="T18"><text:s text:c="2"/></text:span><text:span text:style-name="T18">command2 <text:s/></text:span></text:p>
            <text:p text:style-name="P16"><text:span text:style-name="T18"><text:s text:c="5"/>……</text:span><text:span text:style-name="T18">.</text:span></text:p>
            <text:p text:style-name="P16"><text:span text:style-name="T18">d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1">
        <office:forms form:automatic-focus="false" form:apply-design-mode="false"/>
        <draw:frame presentation:style-name="pr4" draw:text-style-name="P17" draw:layer="layout" svg:width="23.5cm" svg:height="2.843cm" svg:x="2cm" svg:y="1.9cm" presentation:class="title">
          <draw:text-box>
            <text:p text:style-name="P17"><text:span text:style-name="T16">Until Loop</text:span></text:p>
          </draw:text-box>
        </draw:frame>
        <draw:frame presentation:style-name="pr5" draw:text-style-name="P30" draw:layer="layout" svg:width="9.684cm" svg:height="10.586cm" svg:x="7.166cm" svg:y="5.262cm" presentation:class="outline" presentation:user-transformed="true">
          <draw:text-box>
            <text:p text:style-name="P30"><text:span text:style-name="T8">Syntax <text:s/>for </text:span><text:span text:style-name="T11">until </text:span><text:span text:style-name="T8">:</text:span></text:p>
            <text:p text:style-name="P30"><text:span text:style-name="T9">until [ condition ] </text:span></text:p>
            <text:p text:style-name="P30"><text:span text:style-name="T9">do</text:span></text:p>
            <text:p text:style-name="P30"><text:span text:style-name="T9"><text:s text:c="2"/></text:span><text:span text:style-name="T9">commands1</text:span></text:p>
            <text:p text:style-name="P30"><text:span text:style-name="T9"><text:s text:c="2"/></text:span><text:span text:style-name="T9">command2 <text:s/></text:span></text:p>
            <text:p text:style-name="P30"><text:span text:style-name="T9"><text:s text:c="5"/>……</text:span><text:span text:style-name="T9">.</text:span></text:p>
            <text:p text:style-name="P30"><text:span text:style-name="T9">done</text:span></text:p>
          </draw:text-box>
        </draw:frame>
        <draw:frame presentation:style-name="pr5" draw:text-style-name="P30" draw:layer="layout" svg:width="9.684cm" svg:height="10.586cm" svg:x="16.478cm" svg:y="5.334cm" presentation:class="outline" presentation:user-transformed="true">
          <draw:text-box>
            <text:p text:style-name="P30"><text:span text:style-name="T8">Example</text:span><text:span text:style-name="T11"> </text:span><text:span text:style-name="T8">:</text:span></text:p>
            <text:p text:style-name="P30"><text:span text:style-name="T12">N=0;</text:span></text:p>
            <text:p text:style-name="P30"><text:span text:style-name="T9">until [ $N -gt 10 ] </text:span></text:p>
            <text:p text:style-name="P30"><text:span text:style-name="T9">do</text:span></text:p>
            <text:p text:style-name="P30"><text:span text:style-name="T9"><text:s text:c="2"/></text:span><text:span text:style-name="T9">echo $N</text:span></text:p>
            <text:p text:style-name="P30"><text:span text:style-name="T9"><text:s text:c="2"/></text:span><text:span text:style-name="T9">sleep 1 <text:s/></text:span></text:p>
            <text:p text:style-name="P30"><text:span text:style-name="T9">d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1">
        <office:forms form:automatic-focus="false" form:apply-design-mode="false"/>
        <draw:frame presentation:style-name="pr4" draw:text-style-name="P8" draw:layer="layout" svg:width="23.5cm" svg:height="2.843cm" svg:x="2cm" svg:y="1.9cm" presentation:class="title">
          <draw:text-box>
            <text:p text:style-name="P1"><text:span text:style-name="T1">Function</text:span></text:p>
          </draw:text-box>
        </draw:frame>
        <draw:frame presentation:style-name="pr13" draw:text-style-name="P31" draw:layer="layout" svg:width="10.7cm" svg:height="13.25cm" svg:x="4.6cm" svg:y="5.414cm" presentation:class="outline" presentation:user-transformed="true">
          <draw:text-box>
            <text:p text:style-name="P31"><text:span text:style-name="T11">Syntax :</text:span></text:p>
            <text:p text:style-name="P31"><text:span text:style-name="T11">Type 1:</text:span></text:p>
            <text:p text:style-name="P32"><text:span text:style-name="T9">function functionName(){</text:span></text:p>
            <text:p text:style-name="P32"><text:span text:style-name="T9">commands</text:span></text:p>
            <text:p text:style-name="P32"><text:span text:style-name="T9">………………</text:span><text:span text:style-name="T9">.</text:span></text:p>
            <text:p text:style-name="P32"><text:span text:style-name="T9">}</text:span></text:p>
            <text:p text:style-name="P32"><text:span text:style-name="T11">Type 2:</text:span></text:p>
            <text:p text:style-name="P32"><text:span text:style-name="T9">functionName(){</text:span></text:p>
            <text:p text:style-name="P32"><text:span text:style-name="T9"><text:s text:c="12"/></text:span><text:span text:style-name="T9">commands</text:span></text:p>
            <text:p text:style-name="P32"><text:span text:style-name="T9"><text:s text:c="12"/>………………</text:span><text:span text:style-name="T9">.</text:span></text:p>
            <text:p text:style-name="P32"><text:span text:style-name="T9">}</text:span></text:p>
          </draw:text-box>
        </draw:frame>
        <draw:frame presentation:style-name="pr13" draw:text-style-name="P33" draw:layer="layout" svg:width="10.7cm" svg:height="13.25cm" svg:x="16.29cm" svg:y="5.414cm" presentation:class="outline" presentation:user-transformed="true">
          <draw:text-box>
            <text:p text:style-name="P21"><text:span text:style-name="T17">Example :</text:span></text:p>
            <text:p text:style-name="P28"><text:span text:style-name="T24">function hello()</text:span><text:span text:style-name="T18">{</text:span></text:p>
            <text:p text:style-name="P28"><text:span text:style-name="T18">echo $1 $2</text:span></text:p>
            <text:p text:style-name="P28"><text:span text:style-name="T18">}</text:span></text:p>
            <text:p text:style-name="P28"><text:span text:style-name="T24">quit()</text:span><text:span text:style-name="T18">{</text:span></text:p>
            <text:p text:style-name="P28"><text:span text:style-name="T18">exit</text:span></text:p>
            <text:p text:style-name="P28"><text:span text:style-name="T18">}</text:span></text:p>
            <text:p text:style-name="P28"><text:span text:style-name="T18">hello “Hello” “World”</text:span></text:p>
            <text:p text:style-name="P28"><text:span text:style-name="T18">quit</text:span></text:p>
            <text:p text:style-name="P28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1">
        <office:forms form:automatic-focus="false" form:apply-design-mode="false"/>
        <draw:frame presentation:style-name="pr4" draw:text-style-name="P8" draw:layer="layout" svg:width="23.5cm" svg:height="2.843cm" svg:x="2cm" svg:y="1.9cm" presentation:class="title">
          <draw:text-box>
            <text:p text:style-name="P1"><text:span text:style-name="T1">Readonly command</text:span></text:p>
          </draw:text-box>
        </draw:frame>
        <draw:frame presentation:style-name="pr5" draw:text-style-name="P37" draw:layer="layout" svg:width="24.599cm" svg:height="16.166cm" svg:x="2.286cm" svg:y="5.08cm" presentation:class="outline" presentation:user-transformed="true">
          <draw:text-box>
            <text:p text:style-name="P34"><text:span text:style-name="T2">Similar to const in java </text:span></text:p>
            <text:p text:style-name="P35"><text:span text:style-name="T2">Example:</text:span></text:p>
            <text:p text:style-name="P36"><text:span text:style-name="T25">v</text:span><text:span text:style-name="T3">ar =31;</text:span></text:p>
            <text:p text:style-name="P36"><text:span text:style-name="T3">readonly var;</text:span></text:p>
            <text:p text:style-name="P36"><text:span text:style-name="T3">var =50;#Throws error</text:span></text:p>
            <text:p text:style-name="P36"><text:span text:style-name="T3">fun (){</text:span></text:p>
            <text:p text:style-name="P36"><text:span text:style-name="T3"><text:s text:c="5"/></text:span><text:span text:style-name="T3">return <text:s/>22;</text:span></text:p>
            <text:p text:style-name="P36"><text:span text:style-name="T3">}</text:span></text:p>
            <text:p text:style-name="P36"><text:span text:style-name="T3">readonly fun;</text:span></text:p>
            <text:p text:style-name="P36"><text:span text:style-name="T3">readonly –f # Display List of read only function</text:span></text:p>
            <text:p text:style-name="P36"><text:span text:style-name="T3">readonly –p # Display List of read only <text:s/>variables</text:span></text:p>
            <text:p text:style-name="P36"><text:span text:style-name="T25"/></text:p>
            <text:p text:style-name="P36"><text:span text:style-name="T25"/></text:p>
            <text:p text:style-name="P36"><text:span text:style-name="T2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1">
        <office:forms form:automatic-focus="false" form:apply-design-mode="false"/>
        <draw:frame presentation:style-name="pr14" draw:text-style-name="P38" draw:layer="layout" svg:width="23.5cm" svg:height="2.843cm" svg:x="2cm" svg:y="1.9cm" presentation:class="title">
          <draw:text-box>
            <text:p text:style-name="P38"><text:span text:style-name="T26">Most Used Commands</text:span></text:p>
          </draw:text-box>
        </draw:frame>
        <draw:frame presentation:style-name="pr15" draw:layer="layout" svg:width="24.598cm" svg:height="19.079cm" svg:x="2cm" svg:y="5.414cm" presentation:class="outline" presentation:placeholder="true" presentation:user-transformed="true">
          <draw:text-box/>
        </draw:frame>
        <draw:frame draw:style-name="gr3" draw:text-style-name="P39" draw:layer="layout" svg:width="27.999cm" svg:height="16.531cm" svg:x="0.005cm" svg:y="4.443cm">
          <draw:image xlink:href="Pictures/200001F4000084B40000586EC22FC97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1">
        <office:forms form:automatic-focus="false" form:apply-design-mode="false"/>
        <draw:frame presentation:style-name="pr4" draw:text-style-name="P17" draw:layer="layout" svg:width="23.5cm" svg:height="2.843cm" svg:x="2cm" svg:y="1.9cm" presentation:class="title">
          <draw:text-box>
            <text:p text:style-name="P40"><text:span text:style-name="T27">Most Used Commands</text:span></text:p>
          </draw:text-box>
        </draw:frame>
        <draw:frame presentation:style-name="pr5" draw:layer="layout" svg:width="24.599cm" svg:height="10.586cm" svg:x="2cm" svg:y="5.414cm" presentation:class="outline" presentation:placeholder="true" presentation:user-transformed="true">
          <draw:text-box/>
        </draw:frame>
        <draw:frame draw:style-name="gr3" draw:text-style-name="P39" draw:layer="layout" svg:width="27.999cm" svg:height="16.936cm" svg:x="0.005cm" svg:y="4.064cm">
          <draw:image xlink:href="Pictures/200001E2000084B40000586E9A6A885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1">
        <office:forms form:automatic-focus="false" form:apply-design-mode="false"/>
        <draw:frame presentation:style-name="pr4" draw:text-style-name="P17" draw:layer="layout" svg:width="23.5cm" svg:height="2.843cm" svg:x="2cm" svg:y="1.9cm" presentation:class="title">
          <draw:text-box>
            <text:p text:style-name="P17"><text:span text:style-name="T28">Most Used Commands</text:span></text:p>
          </draw:text-box>
        </draw:frame>
        <draw:frame presentation:style-name="pr5" draw:layer="layout" svg:width="24.599cm" svg:height="10.586cm" svg:x="2cm" svg:y="5.414cm" presentation:class="outline" presentation:placeholder="true" presentation:user-transformed="true">
          <draw:text-box/>
        </draw:frame>
        <draw:frame draw:style-name="gr3" draw:text-style-name="P39" draw:layer="layout" svg:width="27.999cm" svg:height="12.803cm" svg:x="0.105cm" svg:y="5.098cm">
          <draw:image xlink:href="Pictures/2000014E000084B400003CB051266D62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1">
        <office:forms form:automatic-focus="false" form:apply-design-mode="false"/>
        <draw:frame presentation:style-name="pr4" draw:text-style-name="P42" draw:layer="layout" svg:width="23.5cm" svg:height="2.843cm" svg:x="2.662cm" svg:y="8.079cm" presentation:class="title" presentation:user-transformed="true">
          <draw:text-box>
            <text:p text:style-name="P41"><text:span text:style-name="T29">Thank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Black and White</dc:title>
    <dc:description>Presentation Layout Template</dc:description>
    <meta:creation-date>2019-01-08T21:32:24.99</meta:creation-date>
    <dc:language>en-US</dc:language>
    <meta:editing-cycles>4</meta:editing-cycles>
    <meta:editing-duration>PT27M47S</meta:editing-duration>
    <dc:date>2019-01-08T22:51:32.45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Program%20Files%20(x86)/OpenOffice%204/share/template/en-US/layout/lyt-blackandwhite.otp"/>
  </office:meta>
</office:document-meta>
</file>